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32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08.78mm" svg:height="49.23mm" svg:x="172.64mm" svg:y="11.57mm">
            <draw:object draw:notify-on-update-of-ranges="Foglio1.G2:Foglio1.G2 Foglio1.G3:Foglio1.G13 Foglio1.H2:Foglio1.H2 Foglio1.H3:Foglio1.H13 Foglio1.E2:Foglio1.E2 Foglio1.E3:Foglio1.E13 Foglio1.F2:Foglio1.F2 Foglio1.F3:Foglio1.F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0.44mm" svg:height="51.9mm" svg:x="171.25mm" svg:y="75.85mm">
            <draw:object draw:notify-on-update-of-ranges="Foglio1.G16:Foglio1.G16 Foglio1.G17:Foglio1.G27 Foglio1.H16:Foglio1.H16 Foglio1.H17:Foglio1.H27 Foglio1.E16:Foglio1.E16 Foglio1.E17:Foglio1.E27 Foglio1.F16:Foglio1.F16 Foglio1.F17:Foglio1.F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VARIAZIONE DI R2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R1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ViH</text:p>
          </table:table-cell>
          <table:table-cell table:style-name="ce2" office:value-type="string" calcext:value-type="string">
            <text:p>ViL</text:p>
          </table:table-cell>
          <table:table-cell table:style-name="ce2" office:value-type="string" calcext:value-type="string">
            <text:p>Vh</text:p>
          </table:table-cell>
          <table:table-cell table:style-name="ce2" office:value-type="string" calcext:value-type="string">
            <text:p>Vch</text:p>
          </table:table-cell>
        </table:table-row>
        <table:table-row table:style-name="ro2">
          <table:table-cell table:style-name="ce2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(1+[.D3]/[.$B$2])*[.$B$4]" office:value-type="float" office:value="2.5" calcext:value-type="float">
            <text:p>2,5</text:p>
          </table:table-cell>
          <table:table-cell table:formula="of:=(1+[.D3]/[.$B$2])*[.$B$4]-[.D3]/[.$B$2]*[.$B$3]" office:value-type="float" office:value="2.5" calcext:value-type="float">
            <text:p>2,5</text:p>
          </table:table-cell>
          <table:table-cell table:formula="of:=[.E3]-[.F3]" office:value-type="float" office:value="0" calcext:value-type="float">
            <text:p>0</text:p>
          </table:table-cell>
          <table:table-cell table:formula="of:=([.E3]-[.F3])/2+[.F3]" office:value-type="float" office:value="2.5" calcext:value-type="float">
            <text:p>2,5</text:p>
          </table:table-cell>
        </table:table-row>
        <table:table-row table:style-name="ro2">
          <table:table-cell table:style-name="ce2" office:value-type="string" calcext:value-type="string">
            <text:p>Vr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D3]+10000" office:value-type="float" office:value="10000" calcext:value-type="float">
            <text:p>10000</text:p>
          </table:table-cell>
          <table:table-cell table:formula="of:=(1+[.D4]/[.$B$2])*[.$B$4]" office:value-type="float" office:value="2.75" calcext:value-type="float">
            <text:p>2,75</text:p>
          </table:table-cell>
          <table:table-cell table:formula="of:=(1+[.D4]/[.$B$2])*[.$B$4]-[.D4]/[.$B$2]*[.$B$3]" office:value-type="float" office:value="2.25" calcext:value-type="float">
            <text:p>2,25</text:p>
          </table:table-cell>
          <table:table-cell table:formula="of:=[.E4]-[.F4]" office:value-type="float" office:value="0.5" calcext:value-type="float">
            <text:p>0,5</text:p>
          </table:table-cell>
          <table:table-cell table:formula="of:=([.E4]-[.F4])/2+[.F4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4]+10000" office:value-type="float" office:value="20000" calcext:value-type="float">
            <text:p>20000</text:p>
          </table:table-cell>
          <table:table-cell table:formula="of:=(1+[.D5]/[.$B$2])*[.$B$4]" office:value-type="float" office:value="3" calcext:value-type="float">
            <text:p>3</text:p>
          </table:table-cell>
          <table:table-cell table:formula="of:=(1+[.D5]/[.$B$2])*[.$B$4]-[.D5]/[.$B$2]*[.$B$3]" office:value-type="float" office:value="2" calcext:value-type="float">
            <text:p>2</text:p>
          </table:table-cell>
          <table:table-cell table:formula="of:=[.E5]-[.F5]" office:value-type="float" office:value="1" calcext:value-type="float">
            <text:p>1</text:p>
          </table:table-cell>
          <table:table-cell table:formula="of:=([.E5]-[.F5])/2+[.F5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5]+10000" office:value-type="float" office:value="30000" calcext:value-type="float">
            <text:p>30000</text:p>
          </table:table-cell>
          <table:table-cell table:formula="of:=(1+[.D6]/[.$B$2])*[.$B$4]" office:value-type="float" office:value="3.25" calcext:value-type="float">
            <text:p>3,25</text:p>
          </table:table-cell>
          <table:table-cell table:formula="of:=(1+[.D6]/[.$B$2])*[.$B$4]-[.D6]/[.$B$2]*[.$B$3]" office:value-type="float" office:value="1.75" calcext:value-type="float">
            <text:p>1,75</text:p>
          </table:table-cell>
          <table:table-cell table:formula="of:=[.E6]-[.F6]" office:value-type="float" office:value="1.5" calcext:value-type="float">
            <text:p>1,5</text:p>
          </table:table-cell>
          <table:table-cell table:formula="of:=([.E6]-[.F6])/2+[.F6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6]+10000" office:value-type="float" office:value="40000" calcext:value-type="float">
            <text:p>40000</text:p>
          </table:table-cell>
          <table:table-cell table:formula="of:=(1+[.D7]/[.$B$2])*[.$B$4]" office:value-type="float" office:value="3.5" calcext:value-type="float">
            <text:p>3,5</text:p>
          </table:table-cell>
          <table:table-cell table:formula="of:=(1+[.D7]/[.$B$2])*[.$B$4]-[.D7]/[.$B$2]*[.$B$3]" office:value-type="float" office:value="1.5" calcext:value-type="float">
            <text:p>1,5</text:p>
          </table:table-cell>
          <table:table-cell table:formula="of:=[.E7]-[.F7]" office:value-type="float" office:value="2" calcext:value-type="float">
            <text:p>2</text:p>
          </table:table-cell>
          <table:table-cell table:formula="of:=([.E7]-[.F7])/2+[.F7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7]+10000" office:value-type="float" office:value="50000" calcext:value-type="float">
            <text:p>50000</text:p>
          </table:table-cell>
          <table:table-cell table:formula="of:=(1+[.D8]/[.$B$2])*[.$B$4]" office:value-type="float" office:value="3.75" calcext:value-type="float">
            <text:p>3,75</text:p>
          </table:table-cell>
          <table:table-cell table:formula="of:=(1+[.D8]/[.$B$2])*[.$B$4]-[.D8]/[.$B$2]*[.$B$3]" office:value-type="float" office:value="1.25" calcext:value-type="float">
            <text:p>1,25</text:p>
          </table:table-cell>
          <table:table-cell table:formula="of:=[.E8]-[.F8]" office:value-type="float" office:value="2.5" calcext:value-type="float">
            <text:p>2,5</text:p>
          </table:table-cell>
          <table:table-cell table:formula="of:=([.E8]-[.F8])/2+[.F8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8]+10000" office:value-type="float" office:value="60000" calcext:value-type="float">
            <text:p>60000</text:p>
          </table:table-cell>
          <table:table-cell table:formula="of:=(1+[.D9]/[.$B$2])*[.$B$4]" office:value-type="float" office:value="4" calcext:value-type="float">
            <text:p>4</text:p>
          </table:table-cell>
          <table:table-cell table:formula="of:=(1+[.D9]/[.$B$2])*[.$B$4]-[.D9]/[.$B$2]*[.$B$3]" office:value-type="float" office:value="1" calcext:value-type="float">
            <text:p>1</text:p>
          </table:table-cell>
          <table:table-cell table:formula="of:=[.E9]-[.F9]" office:value-type="float" office:value="3" calcext:value-type="float">
            <text:p>3</text:p>
          </table:table-cell>
          <table:table-cell table:formula="of:=([.E9]-[.F9])/2+[.F9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9]+10000" office:value-type="float" office:value="70000" calcext:value-type="float">
            <text:p>70000</text:p>
          </table:table-cell>
          <table:table-cell table:formula="of:=(1+[.D10]/[.$B$2])*[.$B$4]" office:value-type="float" office:value="4.25" calcext:value-type="float">
            <text:p>4,25</text:p>
          </table:table-cell>
          <table:table-cell table:formula="of:=(1+[.D10]/[.$B$2])*[.$B$4]-[.D10]/[.$B$2]*[.$B$3]" office:value-type="float" office:value="0.75" calcext:value-type="float">
            <text:p>0,75</text:p>
          </table:table-cell>
          <table:table-cell table:formula="of:=[.E10]-[.F10]" office:value-type="float" office:value="3.5" calcext:value-type="float">
            <text:p>3,5</text:p>
          </table:table-cell>
          <table:table-cell table:formula="of:=([.E10]-[.F10])/2+[.F10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10]+10000" office:value-type="float" office:value="80000" calcext:value-type="float">
            <text:p>80000</text:p>
          </table:table-cell>
          <table:table-cell table:formula="of:=(1+[.D11]/[.$B$2])*[.$B$4]" office:value-type="float" office:value="4.5" calcext:value-type="float">
            <text:p>4,5</text:p>
          </table:table-cell>
          <table:table-cell table:formula="of:=(1+[.D11]/[.$B$2])*[.$B$4]-[.D11]/[.$B$2]*[.$B$3]" office:value-type="float" office:value="0.5" calcext:value-type="float">
            <text:p>0,5</text:p>
          </table:table-cell>
          <table:table-cell table:formula="of:=[.E11]-[.F11]" office:value-type="float" office:value="4" calcext:value-type="float">
            <text:p>4</text:p>
          </table:table-cell>
          <table:table-cell table:formula="of:=([.E11]-[.F11])/2+[.F11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11]+10000" office:value-type="float" office:value="90000" calcext:value-type="float">
            <text:p>90000</text:p>
          </table:table-cell>
          <table:table-cell table:formula="of:=(1+[.D12]/[.$B$2])*[.$B$4]" office:value-type="float" office:value="4.75" calcext:value-type="float">
            <text:p>4,75</text:p>
          </table:table-cell>
          <table:table-cell table:formula="of:=(1+[.D12]/[.$B$2])*[.$B$4]-[.D12]/[.$B$2]*[.$B$3]" office:value-type="float" office:value="0.25" calcext:value-type="float">
            <text:p>0,25</text:p>
          </table:table-cell>
          <table:table-cell table:formula="of:=[.E12]-[.F12]" office:value-type="float" office:value="4.5" calcext:value-type="float">
            <text:p>4,5</text:p>
          </table:table-cell>
          <table:table-cell table:formula="of:=([.E12]-[.F12])/2+[.F12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12]+10000" office:value-type="float" office:value="100000" calcext:value-type="float">
            <text:p>100000</text:p>
          </table:table-cell>
          <table:table-cell table:formula="of:=(1+[.D13]/[.$B$2])*[.$B$4]" office:value-type="float" office:value="5" calcext:value-type="float">
            <text:p>5</text:p>
          </table:table-cell>
          <table:table-cell table:formula="of:=(1+[.D13]/[.$B$2])*[.$B$4]-[.D13]/[.$B$2]*[.$B$3]" office:value-type="float" office:value="0" calcext:value-type="float">
            <text:p>0</text:p>
          </table:table-cell>
          <table:table-cell table:formula="of:=[.E13]-[.F13]" office:value-type="float" office:value="5" calcext:value-type="float">
            <text:p>5</text:p>
          </table:table-cell>
          <table:table-cell table:formula="of:=([.E13]-[.F13])/2+[.F13]" office:value-type="float" office:value="2.5" calcext:value-type="float">
            <text:p>2,5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VARIAZIONE DI R1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ViH</text:p>
          </table:table-cell>
          <table:table-cell table:style-name="ce2" office:value-type="string" calcext:value-type="string">
            <text:p>ViL</text:p>
          </table:table-cell>
          <table:table-cell table:style-name="ce2" office:value-type="string" calcext:value-type="string">
            <text:p>Vh</text:p>
          </table:table-cell>
          <table:table-cell table:style-name="ce2" office:value-type="string" calcext:value-type="string">
            <text:p>Vch</text:p>
          </table:table-cell>
        </table:table-row>
        <table:table-row table:style-name="ro2">
          <table:table-cell table:style-name="ce2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(1+[.$B$16]/[.D17])*[.$B$18]" office:value-type="string" office:string-value="" calcext:value-type="error">
            <text:p>#DIV/0!</text:p>
          </table:table-cell>
          <table:table-cell table:formula="of:=(1+[.$B$16]/[.D17])*[.$B$18]-[.$B$16]/[.D17]*[.$B$17]" office:value-type="string" office:string-value="" calcext:value-type="error">
            <text:p>#DIV/0!</text:p>
          </table:table-cell>
          <table:table-cell table:formula="of:=[.E17]-[.F17]" office:value-type="string" office:string-value="" calcext:value-type="error">
            <text:p>#DIV/0!</text:p>
          </table:table-cell>
          <table:table-cell table:formula="of:=([.E17]-[.F17])/2+[.F17]" office:value-type="string" office:string-value="" calcext:value-type="error">
            <text:p>#DIV/0!</text:p>
          </table:table-cell>
        </table:table-row>
        <table:table-row table:style-name="ro2">
          <table:table-cell table:style-name="ce2" office:value-type="string" calcext:value-type="string">
            <text:p>Vr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D17]+1000" office:value-type="float" office:value="1000" calcext:value-type="float">
            <text:p>1000</text:p>
          </table:table-cell>
          <table:table-cell table:formula="of:=(1+[.$B$16]/[.D18])*[.$B$18]" office:value-type="float" office:value="5" calcext:value-type="float">
            <text:p>5</text:p>
          </table:table-cell>
          <table:table-cell table:formula="of:=(1+[.$B$16]/[.D18])*[.$B$18]-[.$B$16]/[.D18]*[.$B$17]" office:value-type="float" office:value="0" calcext:value-type="float">
            <text:p>0</text:p>
          </table:table-cell>
          <table:table-cell table:formula="of:=[.E18]-[.F18]" office:value-type="float" office:value="5" calcext:value-type="float">
            <text:p>5</text:p>
          </table:table-cell>
          <table:table-cell table:formula="of:=([.E18]-[.F18])/2+[.F18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18]+1000" office:value-type="float" office:value="2000" calcext:value-type="float">
            <text:p>2000</text:p>
          </table:table-cell>
          <table:table-cell table:formula="of:=(1+[.$B$16]/[.D19])*[.$B$18]" office:value-type="float" office:value="3.75" calcext:value-type="float">
            <text:p>3,75</text:p>
          </table:table-cell>
          <table:table-cell table:formula="of:=(1+[.$B$16]/[.D19])*[.$B$18]-[.$B$16]/[.D19]*[.$B$17]" office:value-type="float" office:value="1.25" calcext:value-type="float">
            <text:p>1,25</text:p>
          </table:table-cell>
          <table:table-cell table:formula="of:=[.E19]-[.F19]" office:value-type="float" office:value="2.5" calcext:value-type="float">
            <text:p>2,5</text:p>
          </table:table-cell>
          <table:table-cell table:formula="of:=([.E19]-[.F19])/2+[.F19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19]+1000" office:value-type="float" office:value="3000" calcext:value-type="float">
            <text:p>3000</text:p>
          </table:table-cell>
          <table:table-cell table:formula="of:=(1+[.$B$16]/[.D20])*[.$B$18]" office:value-type="float" office:value="3.33333333333333" calcext:value-type="float">
            <text:p>3,3333333333</text:p>
          </table:table-cell>
          <table:table-cell table:formula="of:=(1+[.$B$16]/[.D20])*[.$B$18]-[.$B$16]/[.D20]*[.$B$17]" office:value-type="float" office:value="1.66666666666667" calcext:value-type="float">
            <text:p>1,6666666667</text:p>
          </table:table-cell>
          <table:table-cell table:formula="of:=[.E20]-[.F20]" office:value-type="float" office:value="1.66666666666667" calcext:value-type="float">
            <text:p>1,6666666667</text:p>
          </table:table-cell>
          <table:table-cell table:formula="of:=([.E20]-[.F20])/2+[.F20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0]+1000" office:value-type="float" office:value="4000" calcext:value-type="float">
            <text:p>4000</text:p>
          </table:table-cell>
          <table:table-cell table:formula="of:=(1+[.$B$16]/[.D21])*[.$B$18]" office:value-type="float" office:value="3.125" calcext:value-type="float">
            <text:p>3,125</text:p>
          </table:table-cell>
          <table:table-cell table:formula="of:=(1+[.$B$16]/[.D21])*[.$B$18]-[.$B$16]/[.D21]*[.$B$17]" office:value-type="float" office:value="1.875" calcext:value-type="float">
            <text:p>1,875</text:p>
          </table:table-cell>
          <table:table-cell table:formula="of:=[.E21]-[.F21]" office:value-type="float" office:value="1.25" calcext:value-type="float">
            <text:p>1,25</text:p>
          </table:table-cell>
          <table:table-cell table:formula="of:=([.E21]-[.F21])/2+[.F21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1]+1000" office:value-type="float" office:value="5000" calcext:value-type="float">
            <text:p>5000</text:p>
          </table:table-cell>
          <table:table-cell table:formula="of:=(1+[.$B$16]/[.D22])*[.$B$18]" office:value-type="float" office:value="3" calcext:value-type="float">
            <text:p>3</text:p>
          </table:table-cell>
          <table:table-cell table:formula="of:=(1+[.$B$16]/[.D22])*[.$B$18]-[.$B$16]/[.D22]*[.$B$17]" office:value-type="float" office:value="2" calcext:value-type="float">
            <text:p>2</text:p>
          </table:table-cell>
          <table:table-cell table:formula="of:=[.E22]-[.F22]" office:value-type="float" office:value="1" calcext:value-type="float">
            <text:p>1</text:p>
          </table:table-cell>
          <table:table-cell table:formula="of:=([.E22]-[.F22])/2+[.F22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2]+1000" office:value-type="float" office:value="6000" calcext:value-type="float">
            <text:p>6000</text:p>
          </table:table-cell>
          <table:table-cell table:formula="of:=(1+[.$B$16]/[.D23])*[.$B$18]" office:value-type="float" office:value="2.91666666666667" calcext:value-type="float">
            <text:p>2,9166666667</text:p>
          </table:table-cell>
          <table:table-cell table:formula="of:=(1+[.$B$16]/[.D23])*[.$B$18]-[.$B$16]/[.D23]*[.$B$17]" office:value-type="float" office:value="2.08333333333333" calcext:value-type="float">
            <text:p>2,0833333333</text:p>
          </table:table-cell>
          <table:table-cell table:formula="of:=[.E23]-[.F23]" office:value-type="float" office:value="0.833333333333333" calcext:value-type="float">
            <text:p>0,8333333333</text:p>
          </table:table-cell>
          <table:table-cell table:formula="of:=([.E23]-[.F23])/2+[.F23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3]+1000" office:value-type="float" office:value="7000" calcext:value-type="float">
            <text:p>7000</text:p>
          </table:table-cell>
          <table:table-cell table:formula="of:=(1+[.$B$16]/[.D24])*[.$B$18]" office:value-type="float" office:value="2.85714285714286" calcext:value-type="float">
            <text:p>2,8571428571</text:p>
          </table:table-cell>
          <table:table-cell table:formula="of:=(1+[.$B$16]/[.D24])*[.$B$18]-[.$B$16]/[.D24]*[.$B$17]" office:value-type="float" office:value="2.14285714285714" calcext:value-type="float">
            <text:p>2,1428571429</text:p>
          </table:table-cell>
          <table:table-cell table:formula="of:=[.E24]-[.F24]" office:value-type="float" office:value="0.714285714285714" calcext:value-type="float">
            <text:p>0,7142857143</text:p>
          </table:table-cell>
          <table:table-cell table:formula="of:=([.E24]-[.F24])/2+[.F24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4]+1000" office:value-type="float" office:value="8000" calcext:value-type="float">
            <text:p>8000</text:p>
          </table:table-cell>
          <table:table-cell table:formula="of:=(1+[.$B$16]/[.D25])*[.$B$18]" office:value-type="float" office:value="2.8125" calcext:value-type="float">
            <text:p>2,8125</text:p>
          </table:table-cell>
          <table:table-cell table:formula="of:=(1+[.$B$16]/[.D25])*[.$B$18]-[.$B$16]/[.D25]*[.$B$17]" office:value-type="float" office:value="2.1875" calcext:value-type="float">
            <text:p>2,1875</text:p>
          </table:table-cell>
          <table:table-cell table:formula="of:=[.E25]-[.F25]" office:value-type="float" office:value="0.625" calcext:value-type="float">
            <text:p>0,625</text:p>
          </table:table-cell>
          <table:table-cell table:formula="of:=([.E25]-[.F25])/2+[.F25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5]+1000" office:value-type="float" office:value="9000" calcext:value-type="float">
            <text:p>9000</text:p>
          </table:table-cell>
          <table:table-cell table:formula="of:=(1+[.$B$16]/[.D26])*[.$B$18]" office:value-type="float" office:value="2.77777777777778" calcext:value-type="float">
            <text:p>2,7777777778</text:p>
          </table:table-cell>
          <table:table-cell table:formula="of:=(1+[.$B$16]/[.D26])*[.$B$18]-[.$B$16]/[.D26]*[.$B$17]" office:value-type="float" office:value="2.22222222222222" calcext:value-type="float">
            <text:p>2,2222222222</text:p>
          </table:table-cell>
          <table:table-cell table:formula="of:=[.E26]-[.F26]" office:value-type="float" office:value="0.555555555555555" calcext:value-type="float">
            <text:p>0,5555555556</text:p>
          </table:table-cell>
          <table:table-cell table:formula="of:=([.E26]-[.F26])/2+[.F26]" office:value-type="float" office:value="2.5" calcext:value-type="float">
            <text:p>2,5</text:p>
          </table:table-cell>
        </table:table-row>
        <table:table-row table:style-name="ro2">
          <table:table-cell table:number-columns-repeated="3"/>
          <table:table-cell table:formula="of:=[.D26]+1000" office:value-type="float" office:value="10000" calcext:value-type="float">
            <text:p>10000</text:p>
          </table:table-cell>
          <table:table-cell table:formula="of:=(1+[.$B$16]/[.D27])*[.$B$18]" office:value-type="float" office:value="2.75" calcext:value-type="float">
            <text:p>2,75</text:p>
          </table:table-cell>
          <table:table-cell table:formula="of:=(1+[.$B$16]/[.D27])*[.$B$18]-[.$B$16]/[.D27]*[.$B$17]" office:value-type="float" office:value="2.25" calcext:value-type="float">
            <text:p>2,25</text:p>
          </table:table-cell>
          <table:table-cell table:formula="of:=[.E27]-[.F27]" office:value-type="float" office:value="0.5" calcext:value-type="float">
            <text:p>0,5</text:p>
          </table:table-cell>
          <table:table-cell table:formula="of:=([.E27]-[.F27])/2+[.F27]" office:value-type="float" office:value="2.5" calcext:value-type="float">
            <text:p>2,5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2">
          <table:table-cell table:style-name="ce2"/>
          <table:table-cell table:number-columns-repeated="2"/>
          <table:table-cell table:style-name="ce2" table:number-columns-repeated="5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53:02.59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4:39:41.673000000</meta:creation-date>
    <dc:date>2016-05-17T16:36:07.660000000</dc:date>
    <meta:editing-duration>PT2H44M16S</meta:editing-duration>
    <meta:editing-cycles>3</meta:editing-cycles>
    <meta:generator>LibreOffice/4.4.5.2$Windows_x86 LibreOffice_project/a22f674fd25a3b6f45bdebf25400ed2adff0ff99</meta:generator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45cm" svg:height="5.191cm" xlink:href=".." xlink:type="simple" chart:class="chart:bar" chart:column-mapping="2 3 0 1" chart:style-name="ch1">
        <chart:legend chart:legend-position="end" svg:x="9.092cm" svg:y="1.549cm" style:legend-expansion="high" chart:style-name="ch2"/>
        <chart:plot-area chart:style-name="ch3" table:cell-range-address="Foglio1.E16:Foglio1.H27" chart:data-source-has-labels="row" svg:x="0.22cm" svg:y="0.103cm" svg:width="8.652cm" svg:height="4.985cm">
          <chartooo:coordinate-region svg:x="0.656cm" svg:y="0.303cm" svg:width="8.216cm" svg:height="4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17:Foglio1.G27" chart:label-cell-address="Foglio1.G16:Foglio1.G16" chart:class="chart:bar">
            <chart:data-point chart:repeated="11"/>
          </chart:series>
          <chart:series chart:style-name="ch8" chart:values-cell-range-address="Foglio1.H17:Foglio1.H27" chart:label-cell-address="Foglio1.H16:Foglio1.H16" chart:class="chart:bar">
            <chart:data-point chart:repeated="11"/>
          </chart:series>
          <chart:series chart:style-name="ch9" chart:values-cell-range-address="Foglio1.E17:Foglio1.E27" chart:label-cell-address="Foglio1.E16:Foglio1.E16" chart:class="chart:line">
            <chart:data-point chart:repeated="11"/>
          </chart:series>
          <chart:series chart:style-name="ch10" chart:values-cell-range-address="Foglio1.F17:Foglio1.F27" chart:label-cell-address="Foglio1.F16:Foglio1.F1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h</text:p>
                <draw:g>
                  <svg:desc>Foglio1.G16:Foglio1.G16</svg:desc>
                </draw:g>
              </table:table-cell>
              <table:table-cell office:value-type="string">
                <text:p>Vch</text:p>
                <draw:g>
                  <svg:desc>Foglio1.H16:Foglio1.H16</svg:desc>
                </draw:g>
              </table:table-cell>
              <table:table-cell office:value-type="string">
                <text:p>ViH</text:p>
                <draw:g>
                  <svg:desc>Foglio1.E16:Foglio1.E16</svg:desc>
                </draw:g>
              </table:table-cell>
              <table:table-cell office:value-type="string">
                <text:p>ViL</text:p>
                <draw:g>
                  <svg:desc>Foglio1.F16:Foglio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oglio1.G17:Foglio1.G27</svg:desc>
                </draw:g>
              </table:table-cell>
              <table:table-cell office:value-type="float" office:value="NaN">
                <text:p>NaN</text:p>
                <draw:g>
                  <svg:desc>Foglio1.H17:Foglio1.H27</svg:desc>
                </draw:g>
              </table:table-cell>
              <table:table-cell office:value-type="float" office:value="NaN">
                <text:p>NaN</text:p>
                <draw:g>
                  <svg:desc>Foglio1.E17:Foglio1.E27</svg:desc>
                </draw:g>
              </table:table-cell>
              <table:table-cell office:value-type="float" office:value="NaN">
                <text:p>NaN</text:p>
                <draw:g>
                  <svg:desc>Foglio1.F17:Foglio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2.5">
                <text:p>2.5</text:p>
              </table:table-cell>
              <table:table-cell office:value-type="float" office:value="3.125">
                <text:p>3.12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5">
                <text:p>2.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5">
                <text:p>2.5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5">
                <text:p>0.625</text:p>
              </table:table-cell>
              <table:table-cell office:value-type="float" office:value="2.5">
                <text:p>2.5</text:p>
              </table:table-cell>
              <table:table-cell office:value-type="float" office:value="2.8125">
                <text:p>2.812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2.5">
                <text:p>2.5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79cm" svg:height="4.924cm" xlink:href=".." xlink:type="simple" chart:class="chart:bar" chart:column-mapping="2 3 0 1" chart:style-name="ch1">
        <chart:legend chart:legend-position="end" svg:x="8.926cm" svg:y="1.416cm" style:legend-expansion="high" chart:style-name="ch2"/>
        <chart:plot-area chart:style-name="ch3" table:cell-range-address="Foglio1.E2:Foglio1.H13" chart:data-source-has-labels="row" svg:x="0.217cm" svg:y="0.098cm" svg:width="8.492cm" svg:height="4.728cm">
          <chartooo:coordinate-region svg:x="0.653cm" svg:y="0.297cm" svg:width="8.056cm" svg:height="3.8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3:Foglio1.G13" chart:label-cell-address="Foglio1.G2:Foglio1.G2" chart:class="chart:bar">
            <chart:data-point chart:repeated="11"/>
          </chart:series>
          <chart:series chart:style-name="ch8" chart:values-cell-range-address="Foglio1.H3:Foglio1.H13" chart:label-cell-address="Foglio1.H2:Foglio1.H2" chart:class="chart:bar">
            <chart:data-point chart:repeated="11"/>
          </chart:series>
          <chart:series chart:style-name="ch9" chart:values-cell-range-address="Foglio1.E3:Foglio1.E13" chart:label-cell-address="Foglio1.E2:Foglio1.E2" chart:class="chart:line">
            <chart:data-point chart:repeated="11"/>
          </chart:series>
          <chart:series chart:style-name="ch10" chart:values-cell-range-address="Foglio1.F3:Foglio1.F13" chart:label-cell-address="Foglio1.F2:Foglio1.F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h</text:p>
                <draw:g>
                  <svg:desc>Foglio1.G2:Foglio1.G2</svg:desc>
                </draw:g>
              </table:table-cell>
              <table:table-cell office:value-type="string">
                <text:p>Vch</text:p>
                <draw:g>
                  <svg:desc>Foglio1.H2:Foglio1.H2</svg:desc>
                </draw:g>
              </table:table-cell>
              <table:table-cell office:value-type="string">
                <text:p>ViH</text:p>
                <draw:g>
                  <svg:desc>Foglio1.E2:Foglio1.E2</svg:desc>
                </draw:g>
              </table:table-cell>
              <table:table-cell office:value-type="string">
                <text:p>ViL</text:p>
                <draw:g>
                  <svg:desc>Foglio1.F2:Foglio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G3:Foglio1.G13</svg:desc>
                </draw:g>
              </table:table-cell>
              <table:table-cell office:value-type="float" office:value="2.5">
                <text:p>2.5</text:p>
                <draw:g>
                  <svg:desc>Foglio1.H3:Foglio1.H13</svg:desc>
                </draw:g>
              </table:table-cell>
              <table:table-cell office:value-type="float" office:value="2.5">
                <text:p>2.5</text:p>
                <draw:g>
                  <svg:desc>Foglio1.E3:Foglio1.E13</svg:desc>
                </draw:g>
              </table:table-cell>
              <table:table-cell office:value-type="float" office:value="2.5">
                <text:p>2.5</text:p>
                <draw:g>
                  <svg:desc>Foglio1.F3:Foglio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3.25">
                <text:p>3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4.25">
                <text:p>4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4.75">
                <text:p>4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